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loext:graphic-properties draw:fill="none"/>
      <style:paragraph-properties fo:margin-left="0in" fo:margin-right="0in" fo:margin-top="0in" fo:margin-bottom="0.0972in" loext:contextual-spacing="false" fo:line-height="120%" fo:text-align="justify"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be4a" officeooo:paragraph-rsid="001bbe4a"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fo:font-size="12pt" fo:font-style="normal" style:text-underline-style="none" fo:font-weight="normal" style:font-name-asian="Courier1" style:font-size-asian="12pt" style:font-style-asian="normal" style:font-weight-asian="normal" style:font-name-complex="Courier1" style:font-size-complex="12pt"/>
    </style:style>
    <style:style style:name="P4" style:family="paragraph" style:parent-style-name="Standard">
      <style:paragraph-properties fo:margin-left="0in" fo:margin-right="0in" fo:margin-top="0in" fo:margin-bottom="0.0972in" loext:contextual-spacing="false" fo:line-height="83%"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5"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style>
    <style:style style:name="P6" style:family="paragraph" style:parent-style-name="Standard">
      <loext:graphic-properties draw:fill="none"/>
      <style:paragraph-properties fo:margin-left="0in" fo:margin-right="0in" fo:margin-top="0in" fo:margin-bottom="0.0972in" loext:contextual-spacing="false" fo:line-height="120%" fo:text-align="justify" style:justify-single-word="false" fo:orphans="0" fo:widows="0" fo:text-indent="0in" style:auto-text-indent="false" fo:background-color="transparent" fo:padding="0in"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bbe4a" officeooo:paragraph-rsid="001bbe4a" style:font-name-asian="Liberation Serif1" style:font-size-asian="12pt" style:font-style-asian="normal" style:font-weight-asian="normal" style:font-name-complex="Liberation Serif1" style:font-size-complex="12pt"/>
    </style:style>
    <style:style style:name="P7" style:family="paragraph" style:parent-style-name="Contents_20_4">
      <style:paragraph-properties>
        <style:tab-stops>
          <style:tab-stop style:position="6.6929in" style:type="right" style:leader-style="dotted" style:leader-text="."/>
        </style:tab-stops>
      </style:paragraph-properties>
    </style:style>
    <style:style style:name="P8" style:family="paragraph" style:parent-style-name="Contents_20_3">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6929in" style:type="right" style:leader-style="dotted" style:leader-text="."/>
        </style:tab-stops>
      </style:paragraph-properties>
    </style:style>
    <style:style style:name="P10" style:family="paragraph" style:parent-style-name="Standard" style:list-style-name="L1" style:master-page-name="">
      <loext:graphic-properties draw:fill="none"/>
      <style:paragraph-properties fo:margin-left="0.25in" fo:margin-right="0in" fo:margin-top="0.0791in" fo:margin-bottom="0.0791in" loext:contextual-spacing="false" fo:line-height="100%" fo:text-indent="-0.25in" style:auto-text-indent="false" style:page-number="auto" fo:background-color="transparent">
        <style:tab-stops>
          <style:tab-stop style:position="0.4374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 style:family="paragraph" style:parent-style-name="Standard" style:list-style-name="L1">
      <loext:graphic-properties draw:fill="none"/>
      <style:paragraph-properties fo:margin-left="0.25in" fo:margin-right="0in" fo:margin-top="0.0791in" fo:margin-bottom="0.0791in" loext:contextual-spacing="false" fo:line-height="100%" fo:text-indent="-0.25in" style:auto-text-indent="false" fo:background-color="transparent">
        <style:tab-stops>
          <style:tab-stop style:position="0.4374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loext:graphic-properties draw:fill="none"/>
      <style:paragraph-properties fo:margin-left="0in" fo:margin-right="0in" fo:margin-top="0in" fo:margin-bottom="0.0972in" loext:contextual-spacing="false" fo:line-height="120%" fo:text-align="start" style:justify-single-word="false" fo:orphans="0" fo:widows="0" fo:text-indent="0in" style:auto-text-indent="false" fo:background-color="transparent" fo:padding="0in" fo:border="none"/>
      <style:text-properties fo:font-variant="normal" fo:text-transform="none" fo:color="#000000" style:text-line-through-style="none" style:text-line-through-type="none" style:text-position="0% 100%" style:font-name="Liberation Serif" fo:font-size="12pt" fo:language="zxx" fo:country="none" fo:font-style="normal" style:text-underline-style="none" fo:font-weight="normal" officeooo:rsid="001df078" officeooo:paragraph-rsid="001df078" style:font-name-asian="Liberation Serif1" style:font-size-asian="12pt" style:language-asian="zxx" style:country-asian="none" style:font-style-asian="normal" style:font-weight-asian="normal" style:font-name-complex="Liberation Serif1" style:font-size-complex="12pt" style:language-complex="zxx" style:country-complex="none"/>
    </style:style>
    <style:style style:name="P13" style:family="paragraph" style:parent-style-name="Standard">
      <loext:graphic-properties draw:fill="none"/>
      <style:paragraph-properties fo:margin-left="0in" fo:margin-right="0in" fo:margin-top="0in" fo:margin-bottom="0.0972in" loext:contextual-spacing="false" fo:line-height="120%" fo:text-align="start" style:justify-single-word="false" fo:orphans="0" fo:widows="0" fo:text-indent="0in" style:auto-text-indent="false" fo:background-color="transparent" fo:padding="0in" fo:border="none"/>
      <style:text-properties fo:font-variant="normal" fo:text-transform="none" fo:color="#000080" style:text-line-through-style="none" style:text-line-through-type="none" style:text-position="0% 100%" style:font-name="Courier" fo:font-size="10pt" fo:language="zxx" fo:country="none" fo:font-style="normal" style:text-underline-style="solid" style:text-underline-width="auto" style:text-underline-color="font-color" fo:font-weight="normal" officeooo:rsid="001bbe4a" officeooo:paragraph-rsid="001f8da6" style:font-name-asian="Courier1" style:font-size-asian="10pt" style:language-asian="zxx" style:country-asian="none" style:font-style-asian="normal" style:font-weight-asian="normal" style:font-name-complex="Courier1" style:font-size-complex="10pt" style:language-complex="zxx" style:country-complex="none"/>
    </style:style>
    <style:style style:name="P14" style:family="paragraph" style:parent-style-name="Heading_20_1" style:list-style-name="WWNum1">
      <style:paragraph-properties fo:margin-left="0.3in" fo:margin-right="0in" fo:margin-top="0.1665in" fo:margin-bottom="0.0835in" loext:contextual-spacing="false" fo:text-align="justify" style:justify-single-word="false" fo:text-indent="-0.3in" style:auto-text-indent="false"/>
    </style:style>
    <style:style style:name="P15" style:family="paragraph" style:parent-style-name="Heading_20_1" style:list-style-name="WWNum1">
      <style:paragraph-properties fo:margin-left="0.3in" fo:margin-right="0in" fo:margin-top="0.1665in" fo:margin-bottom="0.0835in" loext:contextual-spacing="false" fo:text-align="justify" style:justify-single-word="false" fo:text-indent="-0.3in" style:auto-text-indent="false"/>
      <style:text-properties officeooo:paragraph-rsid="0018ecfc"/>
    </style:style>
    <style:style style:name="P16" style:family="paragraph" style:parent-style-name="Heading_20_1" style:list-style-name="WWNum1">
      <style:paragraph-properties fo:margin-left="0.3in" fo:margin-right="0in" fo:margin-top="0.1665in" fo:margin-bottom="0.0835in" loext:contextual-spacing="false" fo:text-indent="-0.3in" style:auto-text-indent="false"/>
    </style:style>
    <style:style style:name="P17" style:family="paragraph" style:parent-style-name="Heading_20_3" style:list-style-name="WWNum1">
      <style:paragraph-properties fo:margin-left="0.5in" fo:margin-right="0in" fo:margin-top="0.0972in" fo:margin-bottom="0.0835in" loext:contextual-spacing="false" fo:text-align="justify" style:justify-single-word="false" fo:text-indent="-0.5in" style:auto-text-indent="false"/>
    </style:style>
    <style:style style:name="P18" style:family="paragraph" style:parent-style-name="Heading_20_2" style:list-style-name="WWNum1">
      <style:paragraph-properties fo:margin-left="0.4in" fo:margin-right="0in" fo:margin-top="0.139in" fo:margin-bottom="0.0835in" loext:contextual-spacing="false" fo:text-align="justify" style:justify-single-word="false" fo:text-indent="-0.4in" style:auto-text-indent="false"/>
    </style:style>
    <style:style style:name="P19" style:family="paragraph" style:parent-style-name="Heading_20_2" style:list-style-name="WWNum1">
      <style:paragraph-properties fo:margin-left="0.4in" fo:margin-right="0in" fo:margin-top="0.139in" fo:margin-bottom="0.0835in" loext:contextual-spacing="false" fo:text-align="justify" style:justify-single-word="false" fo:text-indent="-0.4in" style:auto-text-indent="false"/>
      <style:text-properties fo:font-weight="bold" style:font-weight-asian="bold"/>
    </style:style>
    <style:style style:name="P20" style:family="paragraph" style:parent-style-name="Heading_20_2" style:list-style-name="WWNum1">
      <style:paragraph-properties fo:margin-left="0.4in" fo:margin-right="0in" fo:margin-top="0.139in" fo:margin-bottom="0.0835in" loext:contextual-spacing="false" fo:text-align="justify" style:justify-single-word="false" fo:text-indent="-0.4in" style:auto-text-indent="false"/>
      <style:text-properties fo:font-weight="bold" officeooo:rsid="001756ea" officeooo:paragraph-rsid="001756ea" style:font-weight-asian="bold"/>
    </style:style>
    <style:style style:name="P21" style:family="paragraph" style:parent-style-name="Title" style:master-page-name="Standard">
      <style:paragraph-properties fo:margin-top="0.1665in" fo:margin-bottom="0.0835in" loext:contextual-spacing="false" fo:line-height="100%" fo:text-align="justify" style:justify-single-word="false"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style:font-name="Courier" fo:font-size="10pt" style:font-name-asian="Courier1" style:font-size-asian="10pt" style:font-name-complex="Courier1" style:font-size-complex="10pt"/>
    </style:style>
    <style:style style:name="T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6" style:family="text">
      <style:text-properties officeooo:rsid="001bf5a0"/>
    </style:style>
    <style:style style:name="T7"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DTS06 Lab 2 – NetNinny</text:p>
      <text:p text:style-name="P1"/>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9"><text:a xlink:type="simple" xlink:href="#__RefHeading___Toc475_1514561782" text:style-name="Index_20_Link" text:visited-style-name="Index_20_Link">​1. Configuring NetNinny<text:tab/>1</text:a></text:p>
          <text:p text:style-name="P9"><text:a xlink:type="simple" xlink:href="#__RefHeading___Toc477_1514561782" text:style-name="Index_20_Link" text:visited-style-name="Index_20_Link">​2. Features<text:tab/>2</text:a></text:p>
          <text:p text:style-name="P8"><text:a xlink:type="simple" xlink:href="#__RefHeading___Toc479_1514561782" text:style-name="Index_20_Link" text:visited-style-name="Index_20_Link">​ <text:s text:c="2"/>2.1 UBF – URL based filtering<text:tab/>2</text:a></text:p>
          <text:p text:style-name="P8"><text:s text:c="3"/><text:a xlink:type="simple" xlink:href="#__RefHeading___Toc481_1514561782" text:style-name="Index_20_Link" text:visited-style-name="Index_20_Link">​2.2 CBF – Content based filtering<text:tab/>2</text:a></text:p>
          <text:p text:style-name="P9"><text:a xlink:type="simple" xlink:href="#__RefHeading___Toc483_1514561782" text:style-name="Index_20_Link" text:visited-style-name="Index_20_Link">​3. How netninny works<text:tab/>2</text:a></text:p>
          <text:p text:style-name="P8"><text:a xlink:type="simple" xlink:href="#__RefHeading___Toc485_1514561782" text:style-name="Index_20_Link" text:visited-style-name="Index_20_Link">​ <text:s text:c="2"/>3.1 General behavior<text:tab/>2</text:a></text:p>
          <text:p text:style-name="P8"><text:s text:c="3"/><text:a xlink:type="simple" xlink:href="#__RefHeading___Toc487_1514561782" text:style-name="Index_20_Link" text:visited-style-name="Index_20_Link">​3.2 How the data is assembled<text:tab/>3</text:a></text:p>
          <text:p text:style-name="P7"><text:s text:c="6"/><text:a xlink:type="simple" xlink:href="#__RefHeading___Toc489_1514561782" text:style-name="Index_20_Link" text:visited-style-name="Index_20_Link">​3.2.1 HTTP Request<text:tab/>3</text:a></text:p>
          <text:p text:style-name="P7"><text:s text:c="6"/><text:a xlink:type="simple" xlink:href="#__RefHeading___Toc491_1514561782" text:style-name="Index_20_Link" text:visited-style-name="Index_20_Link">​3.2.2 HTTP Response<text:tab/>3</text:a></text:p>
          <text:p text:style-name="P8"><text:s text:c="3"/><text:a xlink:type="simple" xlink:href="#__RefHeading___Toc493_1514561782" text:style-name="Index_20_Link" text:visited-style-name="Index_20_Link">​3.3 General filtering<text:tab/>3</text:a></text:p>
          <text:p text:style-name="P8"><text:a xlink:type="simple" xlink:href="#__RefHeading___Toc495_1514561782" text:style-name="Index_20_Link" text:visited-style-name="Index_20_Link">​ <text:s text:c="2"/>3.4 Handling HTTPS<text:tab/>3</text:a></text:p>
          <text:p text:style-name="P9"><text:a xlink:type="simple" xlink:href="#__RefHeading___Toc497_1514561782" text:style-name="Index_20_Link" text:visited-style-name="Index_20_Link">​4. Limitations<text:tab/>3</text:a></text:p>
          <text:p text:style-name="P8"><text:a xlink:type="simple" xlink:href="#__RefHeading___Toc499_1514561782" text:style-name="Index_20_Link" text:visited-style-name="Index_20_Link">​5 Source code<text:tab/>3</text:a></text:p>
        </text:index-body>
      </text:table-of-content>
      <text:list xml:id="list3450332253046412784" text:style-name="WWNum1">
        <text:list-item>
          <text:p text:style-name="P15"/>
        </text:list-item>
        <text:list-item>
          <text:p text:style-name="P15"><text:bookmark-start text:name="__RefHeading___Toc475_1514561782"/>1. Configuring NetNinny<text:bookmark-end text:name="__RefHeading___Toc475_1514561782"/></text:p>
        </text:list-item>
      </text:list>
      <text:p text:style-name="P1">Extract the gzipped tar ball and simply run:</text:p>
      <text:p text:style-name="P4">$ tar zxvf lab2-netninny.tar.gz</text:p>
      <text:p text:style-name="P4">$ make</text:p>
      <text:p text:style-name="P1">Alternatively, one can build the proxy by providing the release flag in order not to build debug symbols:</text:p>
      <text:p text:style-name="P4">$ make RELEASE=1</text:p>
      <text:p text:style-name="P1">This command will build the proxy and name it 'netninny'. A very good start point is to run the proxy with the “-h” flag, which shows all the available options it supports.</text:p>
      <text:p text:style-name="P4">USAGE: ./netninny [ARGS]</text:p>
      <text:p text:style-name="P4">Args:</text:p>
      <text:p text:style-name="P4">-d<text:tab/> <text:s/>Enable debug mode</text:p>
      <text:p text:style-name="P4">-h<text:tab/> <text:s/>Show this help and exit</text:p>
      <text:p text:style-name="P4">-H<text:tab/> <text:s/>Show the HTTP data in hex format</text:p>
      <text:p text:style-name="P4">-m max <text:s/>Specify the maximum number of simultaneous connections the proxy</text:p>
      <text:p text:style-name="P4"><text:s text:c="8"/>can have (defaults to 100)</text:p>
      <text:p text:style-name="P4">-o<text:tab/> <text:s/>Omit printing of data</text:p>
      <text:p text:style-name="P4">-p port Specify the listening port (defaults to 3422)</text:p>
      <text:p text:style-name="P4">-v<text:tab/> <text:s/>Show version &amp; authors and exit</text:p>
      <text:p text:style-name="P3"/>
      <text:p text:style-name="P5"><text:span text:style-name="T1">If the 'd' flag is provided, the debug mode is activated. In this mode, the different steps are shown </text:span><text:soft-page-break/><text:span text:style-name="T1">by showing relative timestamp between log lines, as well as file names and lines where the log is placed. A useful flag is 'H', which prints the received buffers in hexadecimal mode. This can come in handy when printing non-readable characters. The listening port of the proxy can be manually specified by providing the 'p' flag [</text:span><text:span text:style-name="T3">Req. Spec. #7</text:span><text:span text:style-name="T1">].</text:span></text:p>
      <text:list xml:id="list133517467971800" text:continue-numbering="true" text:style-name="WWNum1">
        <text:list-item>
          <text:p text:style-name="P14"><text:bookmark-start text:name="__RefHeading___Toc477_1514561782"/>2. Features<text:bookmark-end text:name="__RefHeading___Toc477_1514561782"/></text:p>
        </text:list-item>
      </text:list>
      <text:p text:style-name="P1">The proxy supports both HTTP and HTTPS requests. However, both content- and URL-based filtering (CBF and UBF hereafter) procedures are only supported for HTTP GET requests. The reason for this is because HTTPS headers as well as data are encrypted so the proxy just forwards the data back and forth to and from the server. The CBF is only supported for text-based HTTP responses, and this is made by searching for forbidden words in the received text (described later).</text:p>
      <text:list xml:id="list133516592196229" text:continue-numbering="true" text:style-name="WWNum1">
        <text:list-item>
          <text:list>
            <text:list-item>
              <text:p text:style-name="P18"><text:bookmark-start text:name="__RefHeading___Toc479_1514561782"/>2.1 UBF – URL based filtering<text:bookmark-end text:name="__RefHeading___Toc479_1514561782"/></text:p>
            </text:list-item>
          </text:list>
        </text:list-item>
      </text:list>
      <text:p text:style-name="P5"><text:span text:style-name="T1">This filtering is implemented in files </text:span><text:span text:style-name="T2">ubf.c </text:span><text:span text:style-name="T1">and </text:span><text:span text:style-name="T2">ubf.h</text:span><text:span text:style-name="T1">. It is made by assmebling an incoming HTTP GET header and extracting the host name provided in the 'Host:' field and the relative path mentioned after the GET token in the first line of the same HTTP GET message [</text:span><text:span text:style-name="T3">Req. Spec. #3</text:span><text:span text:style-name="T1">].</text:span></text:p>
      <text:list xml:id="list133516007672380" text:continue-numbering="true" text:style-name="WWNum1">
        <text:list-item>
          <text:list>
            <text:list-item>
              <text:p text:style-name="P18"><text:bookmark-start text:name="__RefHeading___Toc481_1514561782"/>2.2 CBF – Content based filtering<text:bookmark-end text:name="__RefHeading___Toc481_1514561782"/></text:p>
            </text:list-item>
          </text:list>
        </text:list-item>
      </text:list>
      <text:p text:style-name="P5"><text:span text:style-name="T1">This filtering is implemented in files </text:span><text:span text:style-name="T2">cbf.c</text:span><text:span text:style-name="T1"> and </text:span><text:span text:style-name="T2">cbf.h</text:span><text:span text:style-name="T1">. If the connection is HTTP-type, and the content type is text-based, we assembled the whole response coming from the server, do the filtering based on the words the response contains, and forward it back to the browser if no sensitive words are encountered. Otherwise we discard the whole response and send an HTTP redirect message back to the client [</text:span><text:span text:style-name="T3">Req. Spec. #4</text:span><text:span text:style-name="T1">]. </text:span></text:p>
      <text:p text:style-name="P5"><text:span text:style-name="T1">Note</text:span>: If the HTTP response is larger than a limit (1 MB), then the CBF is done only on the first 1MB data of the response. In this case, the proxy assembles the first 1MB data, does the CBF, and depending on the it’s result, either discards the response or forwards the assembled data as well as any further data that it receives from the server as a part of the current response.</text:p>
      <text:p text:style-name="P1"/>
      <text:list xml:id="list133517104608254" text:continue-numbering="true" text:style-name="WWNum1">
        <text:list-item>
          <text:p text:style-name="P14"><text:bookmark-start text:name="__RefHeading___Toc483_1514561782"/>3. How netninny works<text:bookmark-end text:name="__RefHeading___Toc483_1514561782"/></text:p>
        </text:list-item>
      </text:list>
      <text:p text:style-name="P1">The following sections describe the behavior of the proxy.</text:p>
      <text:list xml:id="list133516273352607" text:continue-numbering="true" text:style-name="WWNum1">
        <text:list-item>
          <text:list>
            <text:list-item>
              <text:p text:style-name="P18"><text:bookmark-start text:name="__RefHeading___Toc485_1514561782"/>3.1 General behavior<text:bookmark-end text:name="__RefHeading___Toc485_1514561782"/></text:p>
            </text:list-item>
          </text:list>
        </text:list-item>
      </text:list>
      <text:p text:style-name="P5"><text:span text:style-name="T1">When the program is run, it waits in a while-loop until an incoming connection is received by using the socket </text:span><text:span text:style-name="T3">sockfd</text:span><text:span text:style-name="T1"> in listen mode. This socket is set to listen to a maximum of N incoming connections at the same time (100 by default in our proxy). Once the browser connects to the proxy, a new socket is created – called </text:span><text:span text:style-name="T3">newsockfd</text:span><text:span text:style-name="T1">, and create a new thread to handle the request. The entry point of the thread is a callback function called </text:span><text:span text:style-name="T3">handle_client</text:span><text:span text:style-name="T1">. A thread data structure, defined in</text:span><text:span text:style-name="T2"> definitions.h</text:span><text:span text:style-name="T1">, is passed on to the thread callback-function to be able to identify the running thread. The thread will then handle the connection and perform both the UBF and CBF.</text:span></text:p>
      <text:list xml:id="list133517046710895" text:continue-numbering="true" text:style-name="WWNum1">
        <text:list-item>
          <text:list>
            <text:list-item>
              <text:p text:style-name="P18"><text:bookmark-start text:name="__RefHeading___Toc487_1514561782"/><text:soft-page-break/>3.2 How the data is assembled<text:bookmark-end text:name="__RefHeading___Toc487_1514561782"/></text:p>
              <text:list>
                <text:list-item>
                  <text:p text:style-name="P17"><text:bookmark-start text:name="__RefHeading___Toc489_1514561782"/>3.2.1 HTTP Request<text:bookmark-end text:name="__RefHeading___Toc489_1514561782"/></text:p>
                </text:list-item>
              </text:list>
            </text:list-item>
          </text:list>
        </text:list-item>
      </text:list>
      <text:p text:style-name="P5"><text:span text:style-name="T1">For http requests [</text:span><text:span text:style-name="T3">Req. Spec. #2</text:span><text:span text:style-name="T1">], we first check the first line to see if the message is HTTP header. In this case, we store all the subsequent packets till we get the '/r/n/r/n' sequence which denotes end of HTTP header. Only after this, we process the header (ie extract hostname, do UBF etc).</text:span></text:p>
      <text:list xml:id="list133516312352316" text:continue-numbering="true" text:style-name="WWNum1">
        <text:list-item>
          <text:list>
            <text:list-item>
              <text:list>
                <text:list-item>
                  <text:p text:style-name="P17"><text:bookmark-start text:name="__RefHeading___Toc491_1514561782"/>3.2.2 HTTP Response<text:bookmark-end text:name="__RefHeading___Toc491_1514561782"/></text:p>
                </text:list-item>
              </text:list>
            </text:list-item>
          </text:list>
        </text:list-item>
      </text:list>
      <text:p text:style-name="P5"><text:span text:style-name="T1">We first read the HTTP response (in the same way as we read HTTP request) and extract content type and content length. If the content type is not text based, we just forward packets as we receive [</text:span><text:span text:style-name="T3">Req. Spec. #8</text:span><text:span text:style-name="T1">]. If the content type is text based, we check if content length is mentioned in the header. If it is, we collect that many number of bytes, do the cbf on the whole assembled response and either forward it or discard it depending on cbf output. Note: If the server doesn't send the specified number of bytes, the proxy will keep waiting till either the server or the client disconnects. If the content length is not mentioned, we set a timeout value of 5 seconds. ie. we keep collecting packets till the server doesn't send anything for a duration of 5 seconds, after which we do the cbf on the assembled data.</text:span></text:p>
      <text:list xml:id="list133516832074028" text:continue-numbering="true" text:style-name="WWNum1">
        <text:list-item>
          <text:list>
            <text:list-item>
              <text:p text:style-name="P18"><text:bookmark-start text:name="__RefHeading___Toc493_1514561782"/>3.3 General filtering<text:bookmark-end text:name="__RefHeading___Toc493_1514561782"/></text:p>
            </text:list-item>
          </text:list>
        </text:list-item>
      </text:list>
      <text:p text:style-name="P5"><text:span text:style-name="T1">Both UBF and CBF work in a similar way: given an input string – e.g. an URL or the text-based content of the HTTP response message, they first lowercase all the readable characters, trim all the whitespaces – spaces, newlines and tabs - , replace non-english characters as ö, å and ä to o, a and a respectively, and they simply look for the forbidden words in the resulting converted string. A whole description of the functions and return codes are clearly specified in the function headers – see </text:span><text:span text:style-name="T2">ubf.h </text:span><text:span text:style-name="T1">and </text:span><text:span text:style-name="T2">cbf.h</text:span><text:span text:style-name="T1"> for further details.</text:span></text:p>
      <text:list xml:id="list133516270341953" text:continue-numbering="true" text:style-name="WWNum1">
        <text:list-item>
          <text:list>
            <text:list-item>
              <text:p text:style-name="P19"><text:bookmark-start text:name="__RefHeading___Toc495_1514561782"/>3.4 Handling HTTPS<text:bookmark-end text:name="__RefHeading___Toc495_1514561782"/></text:p>
            </text:list-item>
          </text:list>
        </text:list-item>
      </text:list>
      <text:p text:style-name="P1">If the client sends an https request, denoted by HTTP CONNECT, we set up a connection on port 443 of the host, and upon success, we inform the client by sending HTTP 200, connection established message. After this, we just forward the encrypted data sent by the client and server. Note: We do not attempt any filtering on these data.</text:p>
      <text:list xml:id="list133516778998470" text:continue-numbering="true" text:style-name="WWNum1">
        <text:list-item>
          <text:p text:style-name="P16"><text:bookmark-start text:name="__RefHeading___Toc497_1514561782"/>4. Limitations<text:bookmark-end text:name="__RefHeading___Toc497_1514561782"/></text:p>
        </text:list-item>
      </text:list>
      <text:list xml:id="list1763278067379542880" text:style-name="L1">
        <text:list-item>
          <text:p text:style-name="P10">The proxy can only handle HTTP GET and HTTPS connections. It cannot support POST.</text:p>
        </text:list-item>
        <text:list-item>
          <text:p text:style-name="P11">The proxy can filter only text based data, and only in HTTP connections. No filtering is done for HTTPS connections.</text:p>
        </text:list-item>
        <text:list-item>
          <text:p text:style-name="P11">The CBF can be done only on the first 1MB of the response data. Rest of the data is not filtered.</text:p>
        </text:list-item>
      </text:list>
      <text:list xml:id="list133517938656687" text:continue-list="list133516778998470" text:style-name="WWNum1">
        <text:list-item>
          <text:list>
            <text:list-item>
              <text:p text:style-name="P20"><text:bookmark-start text:name="__RefHeading___Toc499_1514561782"/>5 Source code<text:bookmark-end text:name="__RefHeading___Toc499_1514561782"/></text:p>
            </text:list-item>
          </text:list>
        </text:list-item>
      </text:list>
      <text:p text:style-name="P2">The source code can be obtained by either cloning the repository from Github:</text:p>
      <text:p text:style-name="P6"><text:span text:style-name="T4">$&gt; git clone </text:span><text:a xlink:type="simple" xlink:href="https://github.com/eiger824/TDTS06.git" text:style-name="Internet_20_link" text:visited-style-name="Visited_20_Internet_20_Link"><text:span text:style-name="T4">https://github.com/eiger824/TDTS06.git</text:span></text:a></text:p>
      <text:p text:style-name="P6">or by <text:span text:style-name="T6">downloading a g-zipped tar-ball from the following link:</text:span></text:p>
      <text:p text:style-name="P13"><text:soft-page-break/>https://liuonline-my.sharepoint.com/personal/sanpa993_student_liu_se/_layouts/15/guestaccess.aspx?folderid=1fcefe3e8a6924126b33e6be091b92558&amp;authkey=AZ9MHYQZE6a7HI-FWljCet8</text:p>
      <text:p text:style-name="P12">and extract it as mentioned in sectio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indent="-0.5in" style:auto-text-indent="false" fo:keep-with-next="always"/>
      <style:text-properties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03T13:35:04.528543638</dc:date>
    <meta:editing-duration>PT24M30S</meta:editing-duration>
    <meta:editing-cycles>12</meta:editing-cycles>
    <meta:document-statistic meta:table-count="0" meta:image-count="0" meta:object-count="0" meta:page-count="4" meta:paragraph-count="64" meta:word-count="1167" meta:character-count="6786" meta:non-whitespace-character-count="5599"/>
  </office:meta>
</office:document-meta>
</file>